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708in" fo:margin-left="-0.0104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7.2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7.2681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7.2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7.2681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7.26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7.2681in" fo:margin-left="0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7.26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7.2681in" fo:margin-left="0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7.268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7.2681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7.268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7.2681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7.268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7.2681in" fo:margin-left="0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7.268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7.2681in" fo:margin-left="0in" fo:margin-top="0in" fo:margin-bottom="0in" fo:break-before="auto" fo:break-after="auto" table:align="left" style:writing-mode="lr-tb"/>
    </style:style>
    <style:style style:name="Table9.A" style:family="table-column">
      <style:table-column-properties style:column-width="7.268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7.2681in" fo:margin-left="0in" fo:margin-top="0in" fo:margin-bottom="0in" fo:break-before="auto" fo:break-after="auto" table:align="left" style:writing-mode="lr-tb"/>
    </style:style>
    <style:style style:name="Table10.A" style:family="table-column">
      <style:table-column-properties style:column-width="7.268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7.2681in" fo:margin-left="0in" fo:margin-top="0in" fo:margin-bottom="0in" fo:break-before="auto" fo:break-after="auto" table:align="left" style:writing-mode="lr-tb"/>
    </style:style>
    <style:style style:name="Table11.A" style:family="table-column">
      <style:table-column-properties style:column-width="7.268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.0835in" fo:margin-bottom="0in" loext:contextual-spacing="false" fo:line-height="150%" fo:text-align="end" style:justify-single-word="false"/>
    </style:style>
    <style:style style:name="P2" style:family="paragraph" style:parent-style-name="Standard" style:master-page-name="Standard">
      <style:paragraph-properties fo:margin-top="0.0835in" fo:margin-bottom="0in" loext:contextual-spacing="false" fo:line-height="150%" fo:text-align="center" style:justify-single-word="false" style:page-number="1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2pt" style:font-name-asian="Arial1" style:font-size-asian="12pt" style:font-name-complex="Arial1" style:font-size-complex="12pt" fo:background-color="#ffffff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Arial" fo:font-size="12pt" style:font-name-asian="Arial1" style:font-size-asian="12pt" style:font-name-complex="Arial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404040" style:font-name="Arial" fo:font-size="12pt" style:font-name-asian="Arial1" style:font-size-asian="12pt" style:font-name-complex="Arial1" style:font-size-complex="12pt" fo:background-color="#ffffff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404040" style:font-name="Arial" fo:font-size="13.5pt" style:font-name-asian="Arial1" style:font-size-asian="13.5pt" style:font-name-complex="Arial1" style:font-size-complex="13.5pt" fo:background-color="#ffffff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12pt" style:font-name-asian="Arial1" style:font-size-asian="12pt" style:font-name-complex="Arial1" style:font-size-complex="12pt" fo:background-color="#ffffff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2pt" style:font-name-asian="Roboto1" style:font-size-asian="12pt" style:font-name-complex="Roboto1" style:font-size-complex="12pt" fo:background-color="#ffffff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404040" style:font-name="Arial" fo:font-size="13.5pt" style:font-name-asian="Arial1" style:font-size-asian="13.5pt" style:font-name-complex="Arial1" style:font-size-complex="13.5pt" fo:background-color="#ffffff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74151" style:font-name="Roboto" fo:font-size="12pt" fo:background-color="#f7f7f8" style:font-name-asian="Roboto1" style:font-size-asian="12pt" style:font-name-complex="Roboto1" style:font-size-complex="12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Arial" fo:font-size="12pt" style:font-name-asian="Arial1" style:font-size-asian="12pt" style:font-name-complex="Arial1" style:font-size-complex="12pt"/>
    </style:style>
    <style:style style:name="P20" style:family="paragraph" style:parent-style-name="Standard">
      <style:paragraph-properties fo:margin-left="0in" fo:margin-right="0in" fo:margin-top="0in" fo:margin-bottom="0.194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-0.0772in"/>
          <style:tab-stop style:position="6.4957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4pt" fo:font-style="normal" style:text-underline-style="none" fo:font-weight="normal" style:font-name-asian="Times New Roman1" style:font-size-asian="4pt" style:font-style-asian="normal" style:font-weight-asian="normal" style:font-name-complex="Times New Roman1" style:font-size-complex="4pt"/>
    </style:style>
    <style:style style:name="P21" style:family="paragraph" style:parent-style-name="Standard">
      <style:paragraph-properties fo:margin-left="0in" fo:margin-right="0in" fo:margin-top="0.1945in" fo:margin-bottom="0.194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-0.0772in"/>
          <style:tab-stop style:position="6.4957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4pt" fo:font-style="normal" style:text-underline-style="none" fo:font-weight="normal" style:font-name-asian="Times New Roman1" style:font-size-asian="4pt" style:font-style-asian="normal" style:font-weight-asian="normal" style:font-name-complex="Times New Roman1" style:font-size-complex="4pt"/>
    </style:style>
    <style:style style:name="P22" style:family="paragraph" style:parent-style-name="Standard">
      <style:paragraph-properties fo:margin-left="0in" fo:margin-right="0in" fo:margin-top="0.1945in" fo:margin-bottom="0.194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-0.0772in"/>
          <style:tab-stop style:position="6.4957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5" style:family="paragraph" style:parent-style-name="Standard">
      <loext:graphic-properties draw:fill="solid" draw:fill-color="#f7f7f8"/>
      <style:paragraph-properties fo:margin-top="0.2083in" fo:margin-bottom="0in" loext:contextual-spacing="false" fo:line-height="100%" fo:orphans="0" fo:widows="0" fo:background-color="#f7f7f8" fo:padding="0in" fo:border="none"/>
    </style:style>
    <style:style style:name="P26" style:family="paragraph" style:parent-style-name="Standard">
      <loext:graphic-properties draw:fill="solid" draw:fill-color="#f7f7f8"/>
      <style:paragraph-properties fo:margin-top="0.2083in" fo:margin-bottom="0in" loext:contextual-spacing="false" fo:line-height="100%" fo:orphans="0" fo:widows="0" fo:background-color="#f7f7f8" fo:padding="0in" fo:border="none"/>
      <style:text-properties style:font-name="Roboto" fo:font-size="12pt" style:font-name-asian="Roboto1" style:font-size-asian="12pt" style:font-name-complex="Roboto1" style:font-size-complex="12pt" fo:background-color="#ffffff"/>
    </style:style>
    <style:style style:name="P27" style:family="paragraph" style:parent-style-name="Standard">
      <loext:graphic-properties draw:fill="solid" draw:fill-color="#f7f7f8"/>
      <style:paragraph-properties fo:margin-top="0.2083in" fo:margin-bottom="0.2083in" loext:contextual-spacing="false" fo:line-height="100%" fo:orphans="0" fo:widows="0" fo:background-color="#f7f7f8" fo:padding="0in" fo:border="none"/>
    </style:style>
    <style:style style:name="P28" style:family="paragraph" style:parent-style-name="Standard" style:list-style-name="WWNum2">
      <loext:graphic-properties draw:fill="solid" draw:fill-color="#f7f7f8"/>
      <style:paragraph-properties fo:margin-left="0.5in" fo:margin-right="0in" fo:margin-top="0.2083in" fo:margin-bottom="0in" loext:contextual-spacing="false" fo:line-height="100%" fo:orphans="0" fo:widows="0" fo:text-indent="-0.25in" style:auto-text-indent="false" fo:background-color="#f7f7f8" fo:padding="0in" fo:border="none"/>
    </style:style>
    <style:style style:name="P29" style:family="paragraph" style:parent-style-name="Standard" style:list-style-name="WWNum3">
      <loext:graphic-properties draw:fill="solid" draw:fill-color="#f7f7f8"/>
      <style:paragraph-properties fo:margin-left="0.5in" fo:margin-right="0in" fo:margin-top="0.2083in" fo:margin-bottom="0in" loext:contextual-spacing="false" fo:line-height="100%" fo:orphans="0" fo:widows="0" fo:text-indent="-0.25in" style:auto-text-indent="false" fo:background-color="#f7f7f8" fo:padding="0in" fo:border="none"/>
    </style:style>
    <style:style style:name="P30" style:family="paragraph" style:parent-style-name="Standard" style:list-style-name="WWNum1">
      <loext:graphic-properties draw:fill="solid" draw:fill-color="#f7f7f8"/>
      <style:paragraph-properties fo:margin-left="0.5in" fo:margin-right="0in" fo:margin-top="0.2083in" fo:margin-bottom="0in" loext:contextual-spacing="false" fo:line-height="100%" fo:orphans="0" fo:widows="0" fo:text-indent="-0.25in" style:auto-text-indent="false" fo:background-color="#f7f7f8" fo:padding="0in" fo:border="none"/>
    </style:style>
    <style:style style:name="P31" style:family="paragraph" style:parent-style-name="Standard" style:list-style-name="WWNum2">
      <loext:graphic-properties draw:fill="solid" draw:fill-color="#f7f7f8"/>
      <style:paragraph-properties fo:margin-left="0.5in" fo:margin-right="0in" fo:margin-top="0in" fo:margin-bottom="0in" loext:contextual-spacing="false" fo:line-height="100%" fo:orphans="0" fo:widows="0" fo:text-indent="-0.25in" style:auto-text-indent="false" fo:background-color="#f7f7f8" fo:padding="0in" fo:border="none"/>
    </style:style>
    <style:style style:name="P32" style:family="paragraph" style:parent-style-name="Standard" style:list-style-name="WWNum3">
      <loext:graphic-properties draw:fill="solid" draw:fill-color="#f7f7f8"/>
      <style:paragraph-properties fo:margin-left="0.5in" fo:margin-right="0in" fo:margin-top="0in" fo:margin-bottom="0in" loext:contextual-spacing="false" fo:line-height="100%" fo:orphans="0" fo:widows="0" fo:text-indent="-0.25in" style:auto-text-indent="false" fo:background-color="#f7f7f8" fo:padding="0in" fo:border="none"/>
    </style:style>
    <style:style style:name="P33" style:family="paragraph" style:parent-style-name="Standard" style:list-style-name="WWNum3">
      <loext:graphic-properties draw:fill="solid" draw:fill-color="#f7f7f8"/>
      <style:paragraph-properties fo:margin-left="0.5in" fo:margin-right="0in" fo:margin-top="0in" fo:margin-bottom="0in" loext:contextual-spacing="false" fo:line-height="100%" fo:orphans="0" fo:widows="0" fo:text-indent="-0.25in" style:auto-text-indent="false" fo:background-color="#f7f7f8" fo:padding="0in" fo:border="none"/>
    </style:style>
    <style:style style:name="P34" style:family="paragraph" style:parent-style-name="Standard" style:list-style-name="WWNum1">
      <loext:graphic-properties draw:fill="solid" draw:fill-color="#f7f7f8"/>
      <style:paragraph-properties fo:margin-left="0.5in" fo:margin-right="0in" fo:margin-top="0in" fo:margin-bottom="0in" loext:contextual-spacing="false" fo:line-height="100%" fo:orphans="0" fo:widows="0" fo:text-indent="-0.25in" style:auto-text-indent="false" fo:background-color="#f7f7f8" fo:padding="0in" fo:border="none"/>
    </style:style>
    <style:style style:name="P35" style:family="paragraph" style:parent-style-name="Standard" style:list-style-name="WWNum2">
      <loext:graphic-properties draw:fill="solid" draw:fill-color="#f7f7f8"/>
      <style:paragraph-properties fo:margin-left="0.5in" fo:margin-right="0in" fo:margin-top="0in" fo:margin-bottom="0.2083in" loext:contextual-spacing="false" fo:line-height="100%" fo:orphans="0" fo:widows="0" fo:text-indent="-0.25in" style:auto-text-indent="false" fo:background-color="#f7f7f8" fo:padding="0in" fo:border="none"/>
    </style:style>
    <style:style style:name="P36" style:family="paragraph" style:parent-style-name="Standard" style:list-style-name="WWNum1">
      <loext:graphic-properties draw:fill="solid" draw:fill-color="#f7f7f8"/>
      <style:paragraph-properties fo:margin-left="0.5in" fo:margin-right="0in" fo:margin-top="0in" fo:margin-bottom="0.2083in" loext:contextual-spacing="false" fo:line-height="100%" fo:orphans="0" fo:widows="0" fo:text-indent="-0.25in" style:auto-text-indent="false" fo:background-color="#f7f7f8" fo:padding="0in" fo:border="none"/>
    </style:style>
    <style:style style:name="T1" style:family="text">
      <style:text-properties style:text-position="-4% 100%"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style:font-name="Arial" fo:font-size="12pt" fo:font-weight="bold" style:font-name-asian="Arial1" style:font-size-asian="12pt" style:font-weight-asian="bold" style:font-name-complex="Arial1" style:font-size-complex="12pt" fo:background-color="#ffffff"/>
    </style:style>
    <style:style style:name="T4" style:family="text">
      <style:text-properties style:font-name="Arial" fo:font-size="12pt" style:font-name-asian="Arial1" style:font-size-asian="12pt" style:font-name-complex="Arial1" style:font-size-complex="12pt"/>
    </style:style>
    <style:style style:name="T5" style:family="text">
      <style:text-properties style:font-name="Arial" fo:font-size="12pt" style:font-name-asian="Arial1" style:font-size-asian="12pt" style:font-name-complex="Arial1" style:font-size-complex="12pt" fo:background-color="#ffffff"/>
    </style:style>
    <style:style style:name="T6" style:family="text">
      <style:text-properties style:font-name="Arial" fo:font-size="12pt" fo:font-style="italic" style:font-name-asian="Arial1" style:font-size-asian="12pt" style:font-style-asian="italic" style:font-name-complex="Arial1" style:font-size-complex="12pt"/>
    </style:style>
    <style:style style:name="T7" style:family="text">
      <style:text-properties fo:color="#040c28" style:font-name="Arial" fo:font-size="12pt" style:font-name-asian="Arial1" style:font-size-asian="12pt" style:font-name-complex="Arial1" style:font-size-complex="12pt" fo:background-color="#ffffff"/>
    </style:style>
    <style:style style:name="T8" style:family="text">
      <style:text-properties fo:color="#404040" style:font-name="Arial" fo:font-size="13.5pt" style:font-name-asian="Arial1" style:font-size-asian="13.5pt" style:font-name-complex="Arial1" style:font-size-complex="13.5pt" fo:background-color="#ffffff"/>
    </style:style>
    <style:style style:name="T9" style:family="text">
      <style:text-properties fo:color="#374151" style:font-name="Roboto" fo:font-size="12pt" style:font-name-asian="Roboto1" style:font-size-asian="12pt" style:font-name-complex="Roboto1" style:font-size-complex="12pt" fo:background-color="#ffffff"/>
    </style:style>
    <style:style style:name="T10" style:family="text">
      <style:text-properties style:font-name="Roboto" fo:font-size="12pt" style:font-name-asian="Roboto1" style:font-size-asian="12pt" style:font-name-complex="Roboto1" style:font-size-complex="12pt"/>
    </style:style>
    <style:style style:name="T11" style:family="text">
      <style:text-properties style:font-name="Roboto" fo:font-size="12pt" style:font-name-asian="Roboto1" style:font-size-asian="12pt" style:font-name-complex="Roboto1" style:font-size-complex="12pt" fo:background-color="#ffffff"/>
    </style:style>
    <style:style style:name="T12" style:family="text">
      <style:text-properties style:font-name="Roboto" fo:font-size="12pt" fo:background-color="#f7f7f8" loext:char-shading-value="0" style:font-name-asian="Roboto1" style:font-size-asian="12pt" style:font-name-complex="Roboto1" style:font-size-complex="12pt"/>
    </style:style>
    <style:style style:name="T13" style:family="text">
      <style:text-properties fo:background-color="#ffffff"/>
    </style:style>
    <style:style style:name="T14" style:family="text">
      <style:text-properties fo:color="#000000" fo:background-color="#ffffff"/>
    </style:style>
    <style:style style:name="T15" style:family="text">
      <style:text-properties fo:color="#000000"/>
    </style:style>
    <style:style style:name="T16" style:family="text">
      <style:text-properties fo:color="#434343" style:font-name="Roboto" fo:font-size="12pt" fo:font-weight="bold" style:font-name-asian="Roboto1" style:font-size-asian="12pt" style:font-weight-asian="bold" style:font-name-complex="Roboto1" style:font-size-complex="12pt"/>
    </style:style>
    <style:style style:name="T17" style:family="text">
      <style:text-properties fo:color="#343541" style:font-name="Roboto" fo:font-size="12pt" style:font-name-asian="Roboto1" style:font-size-asian="12pt" style:font-name-complex="Roboto1" style:font-size-complex="12pt"/>
    </style:style>
    <style:style style:name="T18" style:family="text">
      <style:text-properties fo:color="#222222" style:font-name="Times New Roman" fo:font-size="12pt" style:font-name-asian="Times New Roman1" style:font-size-asian="12pt" style:font-name-complex="Times New Roman1" style:font-size-complex="12pt" fo:background-color="#ffffff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4pt" fo:font-style="normal" style:text-underline-style="none" fo:font-weight="normal" style:font-name-asian="Times New Roman1" style:font-size-asian="4pt" style:font-style-asian="normal" style:font-weight-asian="normal" style:font-name-complex="Times New Roman1" style:font-size-complex="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: jogo didático-pedagógico para ensinar lógica de programação</text:span></text:h>
      <text:h text:style-name="P1" text:outline-level="1"><text:span text:style-name="T4">Paulo Daniel Moraes Ribeiro </text:span></text:h>
      <text:h text:style-name="P4" text:outline-level="1"><text:span text:style-name="T2">Introdução e Justificativa</text:span></text:h>
      <text:h text:style-name="P6" text:outline-level="1"/>
      <text:h text:style-name="P4" text:outline-level="1"><text:span text:style-name="T5">O objetivo deste trabalho de conclusão de curso foi criar um jogo virtual didático-pedagógico que vai ajudar jovens a partir dos 12 anos, conhecer e entender sobre lógica de programação. Este jogo pretende oferecer reforço, aprendizado, leitura, bem como ampliar a curiosidade dos jovens a respeito deste tema. Além de ampliar as possibilidades dos jovens em seguir a carreira da programação, design e construção dos mais diferentes tipos de hardware’s e software’s, etc.,uma área extremamente carente de mão de obra especializada.</text:span></text:h>
      <text:h text:style-name="P4" text:outline-level="1"><text:span text:style-name="T5">A utilização de jogos didático-pedagógicos possibilita a assimilação de qualquer conteúdo de forma divertida e fazendo com que os usuários desenvolvam diversas habilidades cognitivas e emocionais. Além de captar a atenção dos estudantes porque “os jogos possuem regras, cenários, recompensas e outros recursos que promovem uma experiência interativa e participativa em vez de ficar apenas ouvindo o instrutor a falar horas e horas.”(LIMA, 2017)</text:span></text:h>
      <text:h text:style-name="P4" text:outline-level="1"><text:span text:style-name="T5">Um jogo também exige que o jogador mantenha-se concentrado para superar os desafios e chegar até o objetivo final. Para isso é necessário colocar a memória em prática, sobretudo para lembrar dos comandos, cenários, estratégias e outros elementos narrativos que fazem parte do jogo. </text:span></text:h>
      <text:h text:style-name="P4" text:outline-level="1"><text:span text:style-name="T5">Quando jogos didático-pedagógicos são utilizados no ensino e na aprendizagem de crianças e adolescentes também adultos, ela possibilita que os estudantes estimulem a habilidade cognitiva de memorização. Isso também contribui para uma melhor assimilação do conteúdo, sobretudo por melhorar o estado de atenção deles”.</text:span></text:h>
      <text:h text:style-name="P4" text:outline-level="1"><text:span text:style-name="T5">Além das habilidades cognitivas, o uso de games na educação ajuda a desenvolver uma série de habilidades emocionantes. Trata-se de um conjunto de capacidades ligadas ao social e emocional de uma pessoa – e são importantes para todas as áreas formativas do aluno.Isso porque a própria mecânica do jogo, como as regras e desafios impostos ao jogador, favorecem o desenvolvimento de habilidades como:</text:span></text:h>
      <text:h text:style-name="P4" text:outline-level="1"><text:span text:style-name="T5">resiliência; criatividade; autonomia; pensamento crítico; <text:s/>colaboração; atenção plena;</text:span></text:h>
      <text:h text:style-name="P4" text:outline-level="1"><text:span text:style-name="T5">empatia. </text:span></text:h>
      <text:h text:style-name="P4" text:outline-level="1"><text:span text:style-name="T5">O jogo também pode servir para complementar a aula ministrada pelo professor, o que torna o aprendizado prazeroso e desafiador. Os games também são formas divertidas de ministrar um conteúdo chato e maçante. </text:span></text:h>
      <text:h text:style-name="P4" text:outline-level="1"><text:span text:style-name="T5">Além disso, há estudos que tentam mostrar os benefícios dos jogos na educação de crianças com transtornos de desenvolvimento, como autismo e Transtornos de Déficit de Atenção e Hiperatividade (TDAH). </text:span></text:h>
      <text:h text:style-name="P4" text:outline-level="1"><text:span text:style-name="T5">Pesquisadores da Inglaterra e de Israel notaram que um videogame foi capaz de melhorar o desempenho em testes de atenção, escrita, leitura, matemática e de inteligência de crianças com autismo.</text:span></text:h>
      <text:h text:style-name="P7" text:outline-level="1"/>
      <text:h text:style-name="P7" text:outline-level="1"/>
      <text:h text:style-name="P4" text:outline-level="1"><text:span text:style-name="T5">Estimula o trabalho em equipa</text:span></text:h>
      <text:h text:style-name="P4" text:outline-level="1"><text:span text:style-name="T5">Os jogos multiplayer, nos quais vários jogadores participam simultaneamente na mesma partida, é um exemplo de como a utilização dos games na educação favorece o trabalho em equipa. Os jogadores precisam trabalhar em conjunto para alcançar um objetivo, como vencer a partida.</text:span></text:h>
      <text:h text:style-name="P7" text:outline-level="1"/>
      <text:h text:style-name="P4" text:outline-level="1"><text:span text:style-name="T5">Dessa forma, os jogos multiplayer favorecem o desenvolvimento de habilidades ligadas à cooperação, sobretudo no que se refere a responsabilidade de cada aluno para o desempenho da equipa. Por exemplo, o estudante precisa trocar ideias com o colega para tomar decisões no jogo. </text:span></text:h>
      <text:h text:style-name="P4" text:outline-level="1"><text:span text:style-name="T5">Trabalhar em equipa não é vantajoso apenas na sala de aula, pelo contrário. No mercado de trabalho, o aluno terá que trocar conhecimentos e experiências com os colegas de trabalho para chegar num determinado objetivo. Assim, o uso dos games na educação auxilia na preparação do profissional do futuro.</text:span></text:h>
      <text:h text:style-name="P7" text:outline-level="1"/>
      <text:h text:style-name="P4" text:outline-level="1"><text:span text:style-name="T3">Metodologia</text:span></text:h>
      <text:h text:style-name="P7" text:outline-level="1"/>
      <text:h text:style-name="P11" text:outline-level="1"><text:span text:style-name="T5">O percurso metodológico trilhado para a para a construção deste jogo teve início na <text:s/>construção de um Game Design Document (GDD) com a descrição dos seus cenários, fases, personagens,</text:span><text:span text:style-name="T7"> histórias, conceitos, mecânicas, sons e……..</text:span></text:h>
      <text:h text:style-name="P12" text:outline-level="1"/>
      <text:h text:style-name="P13" text:outline-level="1"><text:span text:style-name="T5">E na sua construção foram utilizados os softwares: Scratch, Game Maker Studio 2, Java Script e…..</text:span></text:h>
      <text:h text:style-name="P13" text:outline-level="1"><text:span text:style-name="T5"><text:s/></text:span></text:h>
      <text:h text:style-name="P13" text:outline-level="1"><text:span text:style-name="T5">O Scratch é muito indicado para a criação de jogos educacionais, além de animações e histórias que contenham diálogos, múltiplas escolhas, imagens e sons explicativos, etc. O programa também possui uma grande comunidade ativa onde você pode compartilhar e comparar seus jogos com os de outras pessoas.(NOME DO AUTOR E ANO )</text:span></text:h>
      <text:h text:style-name="P13" text:outline-level="1"><text:span text:style-name="T5">Já o Game Maker Studio 2 é um programa responsável pela criação de jogos de sucesso como Undetarle e Hotline Miami. A engine não é tão simples quanto as outras dessa lista, mas é bem mais completa e permite a criação de jogos 2D e 3D. Seu principal diferencial é permitir a criação de elementos no próprio programa, sem necessidade de importá-los. Dessa forma você consegue visualizar os resultados de forma muito mais rápida(NOME DO AUTOR E ANO)</text:span></text:h>
      <text:h text:style-name="P9" text:outline-level="1"/>
      <text:h text:style-name="P10" text:outline-level="1"/>
      <text:h text:style-name="P10" text:outline-level="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14" text:outline-level="1"><text:span text:style-name="T8">História</text:span></text:h>
          </table:table-cell>
        </table:table-row>
        <table:table-row table:style-name="Table1.1">
          <table:table-cell table:style-name="Table1.A1" office:value-type="string">
            <text:h text:style-name="P25" text:outline-level="1"><text:span text:style-name="T9">Começo:</text:span></text:h>
            <text:h text:style-name="P27" text:outline-level="1"><text:span text:style-name="T9">A história começa em um mundo distópico onde a tecnologia é a única forma de vida. O jogador é um programador que trabalha em uma grande corporação que controla tudo através de suas tecnologias avançadas. O jogador descobre um problema no sistema que pode causar a destruição do mundo inteiro se não for resolvido. O jogador deve fugir da corporação e encontrar uma forma de corrigir o erro antes que seja tarde demais.</text:span></text:h>
            <text:h text:style-name="P25" text:outline-level="1"><text:span text:style-name="T9">Meio:</text:span></text:h>
            <text:h text:style-name="P27" text:outline-level="1"><text:span text:style-name="T9">Para corrigir o erro, o jogador deve atravessar um mundo virtual cheio de desafios de programação e enfrentar inimigos virtuais que protegem as informações da corporação. O jogador deve progredir através de diferentes níveis, onde os desafios de programação ficam cada vez mais difíceis. O jogador também deve encontrar aliados e formar uma equipe de programadores para ajudar a resolver o problema.</text:span></text:h>
            <text:h text:style-name="P25" text:outline-level="1"><text:span text:style-name="T9">Fim:</text:span></text:h>
            <text:h text:style-name="P25" text:outline-level="1"><text:span text:style-name="T9">No final do jogo, o jogador descobre que o erro foi causado por um programa de inteligência artificial defeituoso, que ficou fora de controle e começou a ameaçar a existência da humanidade. O jogador deve enfrentar a inteligência artificial em uma batalha final de programação e ação, usando todas as suas habilidades para vencer. Com a derrota da inteligência artificial, o mundo volta ao normal, e o jogador é reconhecido como um herói por salvar a humanidade. O jogo termina com o jogador decidindo o que fazer com as tecnologias avançadas que causaram a ameaça, abrindo espaço para uma sequência.</text:span></text:h>
            <text:h text:style-name="P26" text:outline-level="1"/>
            <text:h text:style-name="P15" text:outline-level="1"/>
          </table:table-cell>
        </table:table-row>
      </table:table>
      <text:h text:style-name="P10" text:outline-level="1"/>
      <text:h text:style-name="P10" text:outline-level="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14" text:outline-level="1"><text:span text:style-name="T8">cenários</text:span></text:h>
          </table:table-cell>
        </table:table-row>
        <table:table-row table:style-name="Table2.1">
          <table:table-cell table:style-name="Table2.A1" office:value-type="string">
            <text:h text:style-name="P14" text:outline-level="1"><text:span text:style-name="T8">ideais para cenários</text:span></text:h>
            <text:list xml:id="list1079939853" text:style-name="WWNum2">
              <text:list-item>
                <text:h text:style-name="P28" text:outline-level="1"><text:span text:style-name="T11">Um jogo de fantasia onde os jogadores controlam um personagem que usa habilidades mágicas para lutar contra criaturas míticas. A programação pode ser usada para criar feitiços personalizados e combos de magia que ajudam a superar os desafios do jogo.</text:span></text:h>
              </text:list-item>
              <text:list-item>
                <text:h text:style-name="P31" text:outline-level="1"><text:span text:style-name="T11">Um jogo de aventura onde os jogadores exploram um mundo aberto, descobrindo tesouros e resolvendo quebra-cabeças. A programação pode ser usada para criar dispositivos, como chaves e mecanismos que desbloqueiam caminhos e baús secretos.</text:span></text:h>
              </text:list-item>
              <text:list-item>
                <text:h text:style-name="P31" text:outline-level="1"><text:span text:style-name="T11">Um jogo de ação onde os jogadores controlam um personagem que luta contra inimigos em uma arena. A programação pode ser usada para criar movimentos personalizados que ajudam a desviar e atacar os inimigos com mais eficácia.</text:span></text:h>
              </text:list-item>
              <text:list-item>
                <text:h text:style-name="P31" text:outline-level="1"><text:span text:style-name="T11">Um jogo de corrida onde os jogadores controlam um veículo e tem que progredir em uma série de corridas emocionantes. A programação pode ser usada para personalizar o d</text:span></text:h>
              </text:list-item>
              <text:list-item>
                <text:h text:style-name="P31" text:outline-level="1"><text:span text:style-name="T11">esempenho do veículo, ajustando a suspensão, freios e outras configurações para se adequar às diferentes pistas e condições climáticas.</text:span></text:h>
              </text:list-item>
              <text:list-item>
                <text:h text:style-name="P35" text:outline-level="1"><text:span text:style-name="T11">Um jogo de RPG onde os jogadores criam personagens e embarcam em uma jornada para salvar o mundo de um mal antigo. A programação pode ser usada para criar habilidades personalizadas e árvores de habilidades que permitem que os personagens se especializem em diferentes áreas de combate.</text:span></text:h>
              </text:list-item>
            </text:list>
          </table:table-cell>
        </table:table-row>
      </table:table>
      <text:h text:style-name="P10" text:outline-level="1"/>
      <text:h text:style-name="P10" text:outline-level="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14" text:outline-level="1"><text:span text:style-name="T8">Mecânicas</text:span></text:h>
          </table:table-cell>
        </table:table-row>
        <table:table-row table:style-name="Table3.1">
          <table:table-cell table:style-name="Table3.A1" office:value-type="string">
            <text:list xml:id="list2080602750" text:style-name="WWNum3">
              <text:list-item>
                <text:h text:style-name="P29" text:outline-level="1"><text:span text:style-name="T11">Desafios de programação: Os jogadores devem usar suas habilidades de programação para resolver problemas e superar desafios. Isso pode incluir codificação de algoritmos, depuração de erros de código e resolução de quebra-cabeças de lógica.</text:span></text:h>
              </text:list-item>
              <text:list-item>
                <text:h text:style-name="P32" text:outline-level="1"><text:span text:style-name="T11">Combate de programação: O jogador deve lutar contra inimigos usando habilidades de programação para hackear, desativar ou danificar seus sistemas. Isso pode incluir a criação de vírus de computador, o uso de código malicioso e a manipulação de dispositivos eletrônicos.</text:span></text:h>
              </text:list-item>
              <text:list-item>
                <text:h text:style-name="P32" text:outline-level="1"><text:span text:style-name="T11">Níveis progressivos: O jogo deve ser dividido em níveis, onde cada nível representa um desafio diferente de programação e combate. À medida que os jogadores progridem, os desafios ficam cada vez mais difíceis.</text:span></text:h>
              </text:list-item>
              <text:list-item>
                <text:h text:style-name="P32" text:outline-level="1"><text:span text:style-name="T11">Customização de personagem: Os jogadores podem personalizar o personagem principal, incluindo suas habilidades de programação e combate, aparência e armas.</text:span></text:h>
              </text:list-item>
              <text:list-item>
                <text:h text:style-name="P32" text:outline-level="1"><text:span text:style-name="T11">Gerenciamento de equipe: O jogador deve recrutar aliados ao longo do jogo e gerenciar uma equipe de programadores para ajudar a resolver o problema. Cada membro da equipe terá habilidades e conhecimentos únicos que ajudarão o jogador a superar desafios específicos.</text:span></text:h>
              </text:list-item>
              <text:list-item>
                <text:h text:style-name="P32" text:outline-level="1"><text:span text:style-name="T11">Exploração do mundo virtual: O jogador pode explorar o mundo virtual, incluindo locais secretos e escondidos que contêm informações importantes. Isso pode incluir interação com personagens não jogáveis, coleta de recursos e a descoberta de segredos escondidos.</text:span></text:h>
              </text:list-item>
              <text:list-item>
                <text:h text:style-name="P32" text:outline-level="1"><text:span text:style-name="T11">Árvore de habilidades: O jogo pode incluir uma árvore de habilidades, onde os jogadores podem desbloquear novas habilidades e aprimoramentos para seus personagens. Isso pode incluir habilidades de programação mais avançadas, melhorias em equipamentos e aumento de estatísticas.</text:span></text:h>
              </text:list-item>
            </text:list>
            <text:h text:style-name="P17" text:outline-level="1"/>
          </table:table-cell>
        </table:table-row>
      </table:table>
      <text:h text:style-name="P10" text:outline-level="1"/>
      <text:h text:style-name="P10" text:outline-level="1"/>
      <text:h text:style-name="P10" text:outline-level="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h text:style-name="P14" text:outline-level="1"><text:span text:style-name="T4">Necessidade do negócio(Ele serve para mostrar que jogo vai influenciar no aprendizagem <text:s/>)</text:span></text:h>
          </table:table-cell>
        </table:table-row>
        <table:table-row table:style-name="Table4.1">
          <table:table-cell table:style-name="Table4.A1" office:value-type="string">
            <text:h text:style-name="P14" text:outline-level="1"><text:span text:style-name="T4">Educação: </text:span><text:span text:style-name="T10">O jogo pode ser desenvolvido com o objetivo de ensinar conceitos de programação de forma lúdica e interativa. Isso pode ser útil para escolas, universidades, empresas de treinamento e desenvolvimento de software, ou qualquer pessoa que deseje aprender programação de uma forma divertida e desafiadora.</text:span></text:h>
            <text:h text:style-name="P16" text:outline-level="1"/>
            <text:h text:style-name="P14" text:outline-level="1"><text:span text:style-name="T10">Entretenimento: O jogo foi <text:s/>desenvolvido com objetivo de ensinar os conceitos de programação, através de mundo de fantesias, onde vai tem grandes aventuras para salvar o mundo virtual de hackers.</text:span></text:h>
            <text:h text:style-name="P18" text:outline-level="1"/>
            <text:h text:style-name="P14" text:outline-level="1"><text:span text:style-name="T10">Treinamento:O jogo pode ser desenvolvido com o objetivo de treinar funcionários, alunos, pais, ou até mesmo pessoas que estão curiosas, para aprender <text:s text:c="2"/>habilidades específicas de programação. Isso pode ser útil para empresas de tecnologia, escolas ou universidades que buscam aumentar a proficiência ou conhecimento</text:span><text:span text:style-name="T16"> </text:span><text:span text:style-name="T10">de seus funcionários em programação ou para empresas ou universidades/ Escolas que desejam oferecer treinamento em habilidades de programação para seus clientes, alunos, professores , pais, funcionários .</text:span></text:h>
            <text:h text:style-name="P16" text:outline-level="1"/>
          </table:table-cell>
        </table:table-row>
      </table:table>
      <text:h text:style-name="P8" text:outline-level="1"/>
      <text:h text:style-name="P8" text:outline-level="1"/>
      <text:h text:style-name="P8" text:outline-level="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h text:style-name="P14" text:outline-level="1"><text:span text:style-name="T4">meta instrucional</text:span></text:h>
          </table:table-cell>
        </table:table-row>
        <table:table-row table:style-name="Table5.1">
          <table:table-cell table:style-name="Table5.A1" office:value-type="string">
            <text:h text:style-name="P14" text:outline-level="1"><text:span text:style-name="T4">Depois de jogar esse jogo os aprendizes serão capazes de:</text:span></text:h>
            <text:h text:style-name="P14" text:outline-level="1"><text:span text:style-name="T4">1-</text:span><text:span text:style-name="T10">Entender os conceitos básicos de programação, como variáveis, condicionais, loops e funções;</text:span></text:h>
            <text:h text:style-name="P14" text:outline-level="1"><text:span text:style-name="T4">2-</text:span><text:span text:style-name="T10">Desenvolver habilidades de pensamento lógico e resolução de problemas;(opcinal)</text:span></text:h>
            <text:h text:style-name="P14" text:outline-level="1"><text:span text:style-name="T4">3-</text:span><text:span text:style-name="T10">Conhecer e aplicar as principais estruturas de dados, como arrays e listas;</text:span></text:h>
            <text:h text:style-name="P14" text:outline-level="1"><text:span text:style-name="T4">4-</text:span><text:span text:style-name="T10">Desenvolver habilidades de depuração e correção de erros de programação;</text:span></text:h>
            <text:h text:style-name="P14" text:outline-level="1"><text:span text:style-name="T10">5Conhecer e aplicar conceitos de orientação a objetos;</text:span></text:h>
            <text:h text:style-name="P14" text:outline-level="1"><text:span text:style-name="T4">6 </text:span><text:span text:style-name="T10">Conhecer as principais linguagens de programação e suas aplicações;</text:span></text:h>
            <text:h text:style-name="P14" text:outline-level="1"><text:span text:style-name="T10">7Desenvolver habilidades de trabalho em equipe e colaboração;</text:span></text:h>
            <text:h text:style-name="P14" text:outline-level="1"><text:span text:style-name="T10">8Desenvolver habilidades de comunicação e apresentação</text:span></text:h>
            <text:h text:style-name="P14" text:outline-level="1"><text:span text:style-name="T10">9Desenvolver uma atitude positiva em relação à programação e às habilidades de resolução de problemas relacionados à tecnologia.</text:span></text:h>
            <text:h text:style-name="P16" text:outline-level="1"/>
            <text:h text:style-name="P14" text:outline-level="1"><text:span text:style-name="T4">10</text:span><text:span text:style-name="T10">Criar programas simples para resolver problemas do mundo real;(opcinal)</text:span></text:h>
            <text:h text:style-name="P19" text:outline-level="1"/>
            <text:h text:style-name="P19" text:outline-level="1"/>
          </table:table-cell>
        </table:table-row>
      </table:table>
      <text:h text:style-name="P8" text:outline-level="1"><text:soft-page-break/></text:h>
      <text:h text:style-name="P8" text:outline-level="1"/>
      <text:h text:style-name="P8" text:outline-level="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h text:style-name="P14" text:outline-level="1"><text:span text:style-name="T17">gameplay </text:span></text:h>
          </table:table-cell>
        </table:table-row>
        <table:table-row table:style-name="Table6.1">
          <table:table-cell table:style-name="Table6.A1" office:value-type="string">
            <text:h text:style-name="P27" text:outline-level="1"><text:span text:style-name="T10">O jogo começa com o personagem principal, um jovem estudante de programação chamado Alex, que está participando de um acampamento de verão de programação. Durante o acampamento, Alex descobre um mundo virtual de programação que está sendo invadido por hackers maliciosos que estão tentando destruir o mundo virtual.</text:span></text:h>
            <text:h text:style-name="P27" text:outline-level="1"><text:span text:style-name="T10">Alex é transportado para dentro deste mundo virtual e descobre que a única maneira de impedir os hackers é aprimorar suas habilidades de programação e se tornar um hacker ético. Para isso, ele deve viajar através do mundo virtual, progredindo através de vários níveis, resolvendo quebra-cabeças e combatendo inimigos cibernéticos.</text:span></text:h>
            <text:h text:style-name="P27" text:outline-level="1"><text:span text:style-name="T10">O jogo apresenta vários níveis temáticos, cada um com sua própria série de desafios e quebra-cabeças de programação. Por exemplo, um nível pode ter Alex codificando para reparar uma rede de computadores danificada, enquanto outro nível pode ter ele explorando uma floresta virtual e resolvendo quebra-cabeças relacionados à inteligência artificial.</text:span></text:h>
            <text:h text:style-name="P27" text:outline-level="1"><text:span text:style-name="T10">Ao longo do jogo, Alex adquire novas habilidades de programação, como codificação de rede, desenvolvimento de aplicativos, aprendizado de máquina e muito mais. Ele também pode personalizar seu personagem e atualizar seu equipamento com novos dispositivos, como drones, robôs e outros aparelhos eletrônicos que podem ajudá-lo a completar tarefas.</text:span></text:h>
            <text:h text:style-name="P27" text:outline-level="1"><text:span text:style-name="T10">O jogo pode incluir uma variedade de inimigos cibernéticos para Alex lutar, como vírus de computador, worms, trojans e outros softwares maliciosos. Além disso, pode haver chefes de níveis para enfrentar, que são os hackers principais que tentam destruir o mundo virtual.</text:span></text:h>
            <text:h text:style-name="P27" text:outline-level="1"><text:span text:style-name="T10">O jogo pode ter diferentes finais, dependendo das escolhas do jogador e do seu desempenho ao longo do jogo. Em um final possível, Alex derrota o último hacker e salva o mundo virtual de programação. Em outro final, Alex é capaz de descobrir a identidade do hacker principal e levá-lo à justiça.</text:span></text:h>
            <text:h text:style-name="P19" text:outline-level="1"/>
          </table:table-cell>
        </table:table-row>
      </table:table>
      <text:h text:style-name="P8" text:outline-level="1"/>
      <text:h text:style-name="P8" text:outline-level="1"/>
      <text:h text:style-name="P8" text:outline-level="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h text:style-name="P14" text:outline-level="1"><text:span text:style-name="T4">Câmera</text:span></text:h>
          </table:table-cell>
        </table:table-row>
        <table:table-row table:style-name="Table7.1">
          <table:table-cell table:style-name="Table7.A1" office:value-type="string">
            <text:h text:style-name="P14" text:outline-level="1"><text:span text:style-name="T12">Uma opção popular de câmera é a "câmera de acompanhamento" (ou "câmera follow" em inglês), onde a câmera segue o personagem principal enquanto ele se move pela tela. Isso pode ajudar a manter o personagem em foco e garantir que o jogador possa ver a ação ao seu redor.</text:span></text:h>
            <text:h text:style-name="P14" text:outline-level="1"><text:span text:style-name="T12">Outra opção é a câmera "side-scrolling" (ou "scrolling lateral" em inglês), que é comum em jogos de plataforma. Nesse tipo de câmera, a tela se move lateralmente à medida que o personagem se move, mostrando mais da área à frente e ocultando o que já passou. Isso pode ajudar a criar um senso de progresso e movimento, enquanto também mantém o personagem em foco.</text:span></text:h>
          </table:table-cell>
        </table:table-row>
      </table:table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h text:style-name="P14" text:outline-level="1"><text:span text:style-name="T4">Fases</text:span></text:h>
          </table:table-cell>
        </table:table-row>
        <table:table-row table:style-name="Table8.1">
          <table:table-cell table:style-name="Table8.A1" office:value-type="string">
            <text:list xml:id="list2283959715" text:style-name="WWNum1">
              <text:list-item>
                <text:h text:style-name="P30" text:outline-level="1"><text:span text:style-name="T10">Floresta encantada: o jogador deve ajudar o personagem principal a atravessar uma floresta mágica cheia de desafios, como árvores que se movem, plantas venenosas, criaturas místicas e enigmas que envolvem programação de laços e condicionais.</text:span></text:h>
              </text:list-item>
              <text:list-item>
                <text:h text:style-name="P34" text:outline-level="1"><text:span text:style-name="T10">Caverna dos trolls: A próxima fase pode ser uma caverna sombria habitada por trolls mal-humorados que bloqueiam o caminho do personagem. O jogador deve programar o comportamento de robôs aliados para ajudar na luta contra os trolls, criando laços, condicionais e funções que controlam a movimentação e ataques dos robôs.</text:span></text:h>
              </text:list-item>
              <text:list-item>
                <text:h text:style-name="P34" text:outline-level="1"><text:span text:style-name="T10">Castelo assombrado: a terceira fase pode se passar num castelo antigo e assombrado por fantasmas e outras criaturas sinistras. O jogador precisa programar o personagem principal para investigar o castelo e encontrar um objeto mágico que é necessário para prosseguir no jogo, desvendando enigmas que envolvem programação de variáveis e funções.</text:span></text:h>
              </text:list-item>
              <text:list-item>
                <text:h text:style-name="P36" text:outline-level="1"><text:span text:style-name="T10">Fortaleza inimiga: a fase final pode ser uma fortaleza inimiga cheia de soldados e defesas poderosas. O jogador precisa criar um plano de batalha programando robôs aliados para enfrentar as defesas inimigas, criando algoritmos de ataque e defesa eficientes.</text:span></text:h>
              </text:list-item>
            </text:list>
            <text:h text:style-name="P19" text:outline-level="1"/>
          </table:table-cell>
        </table:table-row>
      </table:table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h text:style-name="P14" text:outline-level="1"><text:span text:style-name="T4">objetivos de aprendizagem</text:span></text:h>
          </table:table-cell>
        </table:table-row>
        <table:table-row table:style-name="Table9.1">
          <table:table-cell table:style-name="Table9.A1" office:value-type="string">
            <text:h text:style-name="P14" text:outline-level="1"><text:span text:style-name="T4">para alcançar esse objetivos os aprendizes precisam esta aptos a:</text:span></text:h>
            <text:h text:style-name="P14" text:outline-level="1"><text:span text:style-name="T4">1-</text:span><text:span text:style-name="T10">Ter conhecimento básico de informática e tecnologia;</text:span></text:h>
            <text:h text:style-name="P14" text:outline-level="1"><text:span text:style-name="T4">2-</text:span><text:span text:style-name="T10">Ter habilidades básicas de matemática e lógica;</text:span></text:h>
            <text:h text:style-name="P14" text:outline-level="1"><text:span text:style-name="T4">3-</text:span><text:span text:style-name="T10">Ser capaz de ler e entender a língua em que o jogo foi desenvolvido;</text:span></text:h>
            <text:h text:style-name="P14" text:outline-level="1"><text:span text:style-name="T4">4</text:span><text:span text:style-name="T10">Ter acesso a um computador, celular ou console de videogame <text:s/>com conexão à internet ou poder ser tbm office para jogar o jogo</text:span></text:h>
            <text:h text:style-name="P14" text:outline-level="1"><text:span text:style-name="T10">5-Estar motivado a aprender e disposto a trabalhar em equipe</text:span></text:h>
            <text:h text:style-name="P14" text:outline-level="1"><text:span text:style-name="T4">6</text:span><text:span text:style-name="T10">Ter paciência e perseverança para superar os desafios e obstáculos do jogo;</text:span></text:h>
            <text:h text:style-name="P14" text:outline-level="1"><text:span text:style-name="T4">7</text:span><text:span text:style-name="T10">Ser capaz de aplicar os conceitos e habilidades aprendidos em situações do mundo real</text:span></text:h>
            <text:h text:style-name="P14" text:outline-level="1"><text:span text:style-name="T10">8Ser capaz de se comunicar e trabalhar em equipe com outros aprendizes para resolver problemas mais complexos;(opcinal)</text:span></text:h>
            <text:h text:style-name="P14" text:outline-level="1"><text:span text:style-name="T10">9-Ser capaz de aceitar feedback e críticas construtivas para melhorar suas habilidades;</text:span></text:h>
            <text:h text:style-name="P14" text:outline-level="1"><text:span text:style-name="T10">10Ser capaz de buscar recursos adicionais, como livros e tutoriais online, para aprimorar suas habilidades e conhecimentos.</text:span></text:h>
            <text:h text:style-name="P16" text:outline-level="1"/>
            <text:h text:style-name="P18" text:outline-level="1"/>
          </table:table-cell>
        </table:table-row>
      </table:table>
      <text:h text:style-name="P8" text:outline-level="1"/>
      <text:h text:style-name="P8" text:outline-level="1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h text:style-name="P14" text:outline-level="1"><text:span text:style-name="T4">persona de jogador</text:span></text:h>
          </table:table-cell>
        </table:table-row>
        <table:table-row table:style-name="Table10.1">
          <table:table-cell table:style-name="Table10.A1" office:value-type="string">
            <text:h text:style-name="P14" text:outline-level="1"><text:span text:style-name="T10">Para universitários:</text:span></text:h>
            <text:h text:style-name="P14" text:outline-level="1"><text:span text:style-name="T10">Idade: entre 18 e 25 anos</text:span></text:h>
            <text:h text:style-name="P14" text:outline-level="1"><text:span text:style-name="T10">Tipo: jogadores casuais ou apaixonados por jogos, mas com pouco tempo livre</text:span></text:h>
            <text:h text:style-name="P14" text:outline-level="1"><text:span text:style-name="T10">Interesses: desafios intelectuais, jogos de estratégia e raciocínio, jogos que possam ser jogados rapidamente</text:span></text:h>
            <text:h text:style-name="P14" text:outline-level="1"><text:span text:style-name="T10">Habilidades: habilidades cognitivas avançadas, capacidade de pensar logicamente e tomar decisões rápidas e eficazes</text:span></text:h>
            <text:h text:style-name="P14" text:outline-level="1"><text:span text:style-name="T10">Objetivos: se divertir, relaxar após as atividades acadêmicas, desenvolver habilidades cognitivas</text:span></text:h>
            <text:h text:style-name="P14" text:outline-level="1"><text:span text:style-name="T10">Para funcionários:Idade: entre 25 e 50 anos</text:span></text:h>
            <text:h text:style-name="P14" text:outline-level="1"><text:span text:style-name="T10">Tipo: jogadores casuais, mas com interesse em desenvolver habilidades úteis no trabalho</text:span></text:h>
            <text:h text:style-name="P14" text:outline-level="1"><text:span text:style-name="T10">Interesses: jogos de raciocínio, jogos educativos e jogos que ajudem a desenvolver habilidades profissionais</text:span></text:h>
            <text:h text:style-name="P14" text:outline-level="1"><text:span text:style-name="T10">Habilidades: habilidades de comunicação, resolução de problemas e trabalho em equipe</text:span></text:h>
            <text:h text:style-name="P14" text:outline-level="1"><text:span text:style-name="T10">Objetivos: desenvolver habilidades úteis para o trabalho, aprender de forma lúdica e se divertir durante o tempo livre</text:span></text:h>
            <text:h text:style-name="P14" text:outline-level="1"><text:span text:style-name="T10">Para crianças:</text:span></text:h>
            <text:h text:style-name="P14" text:outline-level="1"><text:span text:style-name="T10">Idade: entre 7 e 12 anos</text:span></text:h>
            <text:h text:style-name="P14" text:outline-level="1"><text:span text:style-name="T10">Tipo: jogadores iniciantes ou casuais</text:span></text:h>
            <text:h text:style-name="P14" text:outline-level="1"><text:span text:style-name="T10">Interesses: jogos coloridos, personagens carismáticos, jogos educativos e divertidos</text:span></text:h>
            <text:h text:style-name="P14" text:outline-level="1"><text:span text:style-name="T10">Habilidades: habilidades motoras básicas, capacidade de concentração limitada</text:span></text:h>
            <text:h text:style-name="P14" text:outline-level="1"><text:span text:style-name="T10">Objetivos: se divertir, aprender de forma lúdica, desenvolver habilidades básicas</text:span></text:h>
            <text:h text:style-name="P14" text:outline-level="1"><text:span text:style-name="T10">Para adolescente</text:span></text:h>
            <text:h text:style-name="P14" text:outline-level="1"><text:span text:style-name="T10">Idade: entre 13 e 17 anos</text:span></text:h>
            <text:h text:style-name="P14" text:outline-level="1"><text:span text:style-name="T10">Tipo: jogadores iniciantes ou casuais</text:span></text:h>
            <text:h text:style-name="P14" text:outline-level="1"><text:span text:style-name="T10">Interesses: jogos com personagens interessantes, jogos educativos, jogos de aventura e jogos de ação</text:span></text:h>
            <text:h text:style-name="P14" text:outline-level="1"><text:span text:style-name="T10">Habilidades: habilidades motoras básicas, capacidade de concentração limitada</text:span></text:h>
            <text:h text:style-name="P14" text:outline-level="1"><text:span text:style-name="T10">Objetivos: se divertir, aprender de forma lúdica, desenvolver habilidades básicas, explorar mundos virtuais e interagir com personagens interessantes.</text:span></text:h>
          </table:table-cell>
        </table:table-row>
      </table:table>
      <text:h text:style-name="P8" text:outline-level="1"/>
      <text:h text:style-name="P8" text:outline-level="1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h text:style-name="P14" text:outline-level="1"><text:span text:style-name="T4">restrições a considerar</text:span></text:h>
          </table:table-cell>
        </table:table-row>
        <table:table-row table:style-name="Table11.1">
          <table:table-cell table:style-name="Table11.A1" office:value-type="string">
            <text:h text:style-name="P14" text:outline-level="1"><text:span text:style-name="T4">1-</text:span><text:span text:style-name="T10">Restrições de idade: é importante definir a faixa etária para a qual o jogo é destinado e garantir que o conteúdo seja adequado para essa faixa etária. Por exemplo, jogos para crianças não devem conter conteúdo violento ou sexualmente explícito.</text:span></text:h>
            <text:h text:style-name="P14" text:outline-level="1"><text:span text:style-name="T10">2-Restrições de hardware: é importante considerar as limitações do hardware que será usado para jogar o jogo. Por exemplo, jogos desenvolvidos para smartphones podem ter restrições de tamanho e poder de processamento.</text:span></text:h>
            <text:h text:style-name="P14" text:outline-level="1"><text:span text:style-name="T10">3-Restrições de tempo: cada persona pode ter diferentes restrições de tempo. Alguns podem ter pouco tempo livre para jogar, enquanto outros podem ter mais tempo livre. É importante criar um jogo que possa ser jogado em sessões curtas ou longas, dependendo da disponibilidade de tempo do jogador.</text:span></text:h>
            <text:h text:style-name="P14" text:outline-level="1"><text:span text:style-name="T10">4-Restrições de acessibilidade: é importante garantir que o jogo seja acessível a todos, independentemente de habilidades físicas ou cognitivas. Por exemplo, o jogo deve ser jogável para pessoas com deficiência visual ou auditiva e também deve ser fácil de usar para pessoas com deficiências motoras.</text:span></text:h>
            <text:h text:style-name="P14" text:outline-level="1"><text:span text:style-name="T10">5-Restrições de linguagem: se o jogo estiver disponível em diferentes idiomas, é importante garantir que o conteúdo seja localizado e que os jogadores possam jogar em seu idioma nativo. Além disso, é importante considerar o uso de jargões e terminologias que possam não ser familiares para jogadores de diferentes regiões ou culturas.</text:span></text:h>
          </table:table-cell>
        </table:table-row>
      </table:table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5" text:outline-level="1"><text:span text:style-name="T4">https://repositorio.ucs.br/xmlui/bitstream/handle/11338/3728/TCC%20Luan%20Lucas%20Pereira%20de%20Lima.pdf?sequence=1&amp;isAllowed=y</text:span></text:h>
      <text:h text:style-name="P4" text:outline-level="1"><text:span text:style-name="T18">LIMA, Luan Lucas Pereira de. APLICATIVO EDUCACIONAL PARA INSERÇÃO DA LÓGICA COMPUTACIONAL PARA CRIANÇAS. 2017. 59 f. TCC (Doutorado) - Curso de Ciência da Computação, Universidade de Caxias do Sul, Caxias do Sul, 2017. Disponível em:https://repositorio.ucs.br/xmlui/bitstream/handle/11338/3728/TCC%20Luan%20Lucas%20Pereira%20%20de%20Lima.pdf?sequence=1&amp;isAllowed=y. Acesso em: 16 abr. 2023.</text:span></text:h>
      <text:h text:style-name="P8" text:outline-level="1"/>
      <text:h text:style-name="P3" text:outline-level="1"><text:soft-page-break/><text:span text:style-name="T4">GAMEMAKER. </text:span><text:span text:style-name="T2">Make 2D Games with GameMaker. </text:span><text:span text:style-name="T6">[S.l.]. </text:span><text:span text:style-name="T4">YoYo Games Ltd, 2013-2023. Disponível em: https://gamemaker.io/pt-BR. Acesso em: 20 abr. 2023.</text:span></text:h>
      <text:h text:style-name="P8" text:outline-level="1"/>
      <text:h text:style-name="P3" text:outline-level="1"><text:span text:style-name="T4">SCRATH. </text:span><text:span text:style-name="T2">Scrath. </text:span><text:span text:style-name="T6">[S.l.]. </text:span><text:span text:style-name="T4">Media Lab do MIT, 2007. Disponível em: https://scratch.mit.edu/. Acesso em: 20 abr. 2023.</text:span></text:h>
      <text:h text:style-name="P8" text:outline-level="1"/>
      <text:h text:style-name="P3" text:outline-level="1"><text:span text:style-name="T4">GODOT. </text:span><text:span text:style-name="T2">Godot Engine. </text:span><text:span text:style-name="T6">[S.l.]. </text:span><text:span text:style-name="T4">Juan Linietsky, Ariel Manzur, 2007-2023. Disponível em: https://godotengine.org/. Acesso em: 20 abr. 2023.</text:span></text:h>
      <text:h text:style-name="P8" text:outline-level="1"/>
      <text:h text:style-name="P3" text:outline-level="1"><text:span text:style-name="T4">SOUESCOLA. </text:span><text:span text:style-name="T2">AZ. </text:span><text:span text:style-name="T4">São Paulo: AZ, 21/07/2022. Disponível em: https://blog.plataformaaz.com.br/games-na-educacao/. Acesso em: 16 abr. 2023.</text:span></text:h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top" style:writing-mode="lr-tb"/>
      <style:text-properties style:text-position="0% 100%" style:font-name="Calibri" fo:font-family="Calibri" style:font-family-generic="roman" style:font-pitch="variable" fo:font-size="11pt" fo:language="pt" fo:country="BR" style:text-blinking="false" style:font-name-asian="Calibri1" style:font-family-asian="Calibri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Cabeçalho1" style:family="paragraph" style:parent-style-name="normal" style:default-outline-level="1" style:list-style-name="">
      <style:paragraph-properties fo:margin-top="0.1665in" fo:margin-bottom="0.0835in" loext:contextual-spacing="false" fo:line-height="115%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4pt" fo:language="pt" fo:country="BR" style:text-blinking="false" style:font-name-asian="SimSun" style:font-family-asian="SimSun" style:font-family-generic-asian="system" style:font-pitch-asian="variable" style:font-size-asian="14pt" style:language-asian="ar" style:country-asian="SA" style:font-name-complex="Mangal" style:font-family-complex="Mangal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Corpo_20_de_20_texto" style:display-name="Corpo de texto" style:family="paragraph" style:parent-style-name="normal" style:default-outline-level="1" style:list-style-name="">
      <style:paragraph-properties fo:margin-top="0in" fo:margin-bottom="0.0835in" loext:contextual-spacing="false" fo:line-height="115%" fo:hyphenation-ladder-count="no-limit" style:vertical-align="top"/>
      <style:text-properties style:text-position="0% 100%" style:font-name="Calibri" fo:font-family="Calibri" style:font-family-generic="roman" style:font-pitch="variable" fo:font-size="11pt" fo:language="pt" fo:country="BR" style:text-blinking="false" style:font-name-asian="Calibri1" style:font-family-asian="Calibri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Corpo_20_de_20_texto" style:default-outline-level="1" style:list-style-name="">
      <style:paragraph-properties fo:margin-top="0in" fo:margin-bottom="0.0835in" loext:contextual-spacing="false" fo:line-height="115%" fo:hyphenation-ladder-count="no-limit" style:vertical-align="top"/>
      <style:text-properties style:text-position="0% 100%" style:font-name="Calibri" fo:font-family="Calibri" style:font-family-generic="roman" style:font-pitch="variable" fo:font-size="11pt" fo:language="pt" fo:country="BR" style:text-blinking="false" style:font-name-asian="Calibri1" style:font-family-asian="Calibri" style:font-family-generic-asian="system" style:font-pitch-asian="variable" style:font-size-asian="11pt" style:language-asian="ar" style:country-asian="SA" style:font-name-complex="Mangal" style:font-family-complex="Mangal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Legenda1" style:family="paragraph" style:parent-style-name="normal" style:default-outline-level="1" style:list-style-name="">
      <style:paragraph-properties fo:margin-top="0.0835in" fo:margin-bottom="0.0835in" loext:contextual-spacing="false" fo:line-height="115%" fo:hyphenation-ladder-count="no-limit" text:number-lines="false" text:line-number="0" style:vertical-align="top"/>
      <style:text-properties style:text-position="0% 100%" style:font-name="Calibri" fo:font-family="Calibri" style:font-family-generic="roman" style:font-pitch="variable" fo:font-size="12pt" fo:language="pt" fo:country="BR" fo:font-style="italic" style:text-blinking="false" style:font-name-asian="Calibri1" style:font-family-asian="Calibri" style:font-family-generic-asian="system" style:font-pitch-asian="variable" style:font-size-asian="12pt" style:language-asian="ar" style:country-asian="SA" style:font-style-asian="italic" style:font-name-complex="Mangal" style:font-family-complex="Mangal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_20_remissivo" style:display-name="Índice remissivo" style:family="paragraph" style:parent-style-name="normal" style:default-outline-level="1" style:list-style-name="">
      <style:paragraph-properties fo:margin-top="0in" fo:margin-bottom="0.139in" loext:contextual-spacing="false" fo:line-height="115%" fo:hyphenation-ladder-count="no-limit" text:number-lines="false" text:line-number="0" style:vertical-align="top"/>
      <style:text-properties style:text-position="0% 100%" style:font-name="Calibri" fo:font-family="Calibri" style:font-family-generic="roman" style:font-pitch="variable" fo:font-size="11pt" fo:language="pt" fo:country="BR" style:text-blinking="false" style:font-name-asian="Calibri1" style:font-family-asian="Calibri" style:font-family-generic-asian="system" style:font-pitch-asian="variable" style:font-size-asian="11pt" style:language-asian="ar" style:country-asian="SA" style:font-name-complex="Mangal" style:font-family-complex="Mangal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Cabeçalho" style:family="paragraph" style:parent-style-name="normal" style:default-outline-level="1" style:list-style-name="">
      <style:paragraph-properties fo:margin-top="0.1945in" fo:margin-bottom="0.1945in" loext:contextual-spacing="false" fo:line-height="100%" fo:hyphenation-ladder-count="no-limit" style:vertical-align="top"/>
      <style:text-properties fo:color="#000000" style:text-position="0% 100%" style:font-name="Times New Roman" fo:font-family="'Times New Roman'" style:font-family-generic="roman" style:font-pitch="variable" fo:font-size="12pt" fo:language="pt" fo:country="BR" style:text-blinking="false" style:font-name-asian="Times New Roman1" style:font-family-asian="'Times New Roman'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Rodapé" style:family="paragraph" style:parent-style-name="normal" style:default-outline-level="1" style:list-style-name="">
      <style:paragraph-properties fo:margin-top="0in" fo:margin-bottom="0.139in" loext:contextual-spacing="false" fo:line-height="115%" fo:hyphenation-ladder-count="no-limit" style:vertical-align="top"/>
      <style:text-properties style:text-position="0% 100%" style:font-name="Calibri" fo:font-family="Calibri" style:font-family-generic="roman" style:font-pitch="variable" fo:font-size="11pt" fo:language="pt" fo:country="BR" style:text-blinking="false" style:font-name-asian="Calibri1" style:font-family-asian="Calibri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_5b_Basic_20_Paragraph_5d_" style:display-name="[Basic Paragraph]" style:family="paragraph" style:parent-style-name="normal" style:default-outline-level="1" style:list-style-name="">
      <style:paragraph-properties fo:margin-top="0in" fo:margin-bottom="0in" loext:contextual-spacing="false" fo:line-height="120%" fo:hyphenation-ladder-count="no-limit" style:vertical-align="middle"/>
      <style:text-properties fo:color="#000000" style:text-position="0% 100%" style:font-name="Times New Roman" fo:font-family="'Times New Roman'" style:font-family-generic="roman" style:font-pitch="variable" fo:font-size="12pt" fo:language="en" fo:country="US" style:text-blinking="false" style:font-name-asian="Calibri1" style:font-family-asian="Calibri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exto_20_de_20_balão" style:display-name="Texto de balão" style:family="paragraph" style:parent-style-name="normal" style:default-outline-level="1" style:list-style-name="">
      <style:paragraph-properties fo:margin-top="0in" fo:margin-bottom="0in" loext:contextual-spacing="false" fo:line-height="100%" fo:hyphenation-ladder-count="no-limit" style:vertical-align="top"/>
      <style:text-properties style:text-position="0% 100%" style:font-name="Tahoma" fo:font-family="Tahoma" style:font-family-generic="roman" style:font-pitch="variable" fo:font-size="8pt" fo:language="pt" fo:country="BR" style:text-blinking="false" style:font-name-asian="Calibri1" style:font-family-asian="Calibri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true" fo:hyphenation-remain-char-count="2" fo:hyphenation-push-char-count="2"/>
    </style:style>
    <style:style style:name="Parágrafo_20_da_20_Lista" style:display-name="Parágrafo da Lista" style:family="paragraph" style:parent-style-name="normal" style:default-outline-level="1" style:list-style-name="">
      <style:paragraph-properties fo:margin-left="0.5in" fo:margin-right="0in" fo:margin-top="0in" fo:margin-bottom="0.139in" loext:contextual-spacing="false" fo:line-height="115%" fo:hyphenation-ladder-count="no-limit" fo:text-indent="0in" style:auto-text-indent="false" style:vertical-align="top"/>
      <style:text-properties style:text-position="0% 100%" style:font-name="Calibri" fo:font-family="Calibri" style:font-family-generic="roman" style:font-pitch="variable" fo:font-size="11pt" fo:language="pt" fo:country="BR" style:text-blinking="false" style:font-name-asian="Calibri1" style:font-family-asian="Calibri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Conteúdo_20_da_20_tabela" style:display-name="Conteúdo da tabela" style:family="paragraph" style:parent-style-name="normal" style:default-outline-level="1" style:list-style-name="">
      <style:paragraph-properties fo:margin-top="0in" fo:margin-bottom="0.139in" loext:contextual-spacing="false" fo:line-height="115%" fo:hyphenation-ladder-count="no-limit" text:number-lines="false" text:line-number="0" style:vertical-align="top"/>
      <style:text-properties style:text-position="0% 100%" style:font-name="Calibri" fo:font-family="Calibri" style:font-family-generic="roman" style:font-pitch="variable" fo:font-size="11pt" fo:language="pt" fo:country="BR" style:text-blinking="false" style:font-name-asian="Calibri1" style:font-family-asian="Calibri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Cabeçalho_20_da_20_tabela" style:display-name="Cabeçalho da tabela" style:family="paragraph" style:parent-style-name="Conteúdo_20_da_20_tabela" style:default-outline-level="1" style:list-style-name="">
      <style:paragraph-properties fo:margin-top="0in" fo:margin-bottom="0.139in" loext:contextual-spacing="false" fo:line-height="115%" fo:text-align="center" style:justify-single-word="false" fo:hyphenation-ladder-count="no-limit" text:number-lines="false" text:line-number="0" style:vertical-align="top"/>
      <style:text-properties style:text-position="0% 100%" style:font-name="Calibri" fo:font-family="Calibri" style:font-family-generic="roman" style:font-pitch="variable" fo:font-size="11pt" fo:language="pt" fo:country="BR" fo:font-weight="bold" style:text-blinking="false" style:font-name-asian="Calibri1" style:font-family-asian="Calibri" style:font-family-generic-asian="system" style:font-pitch-asian="variable" style:font-size-asian="11pt" style:language-asian="ar" style:country-asian="SA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exto_20_de_20_comentário" style:display-name="Texto de comentário" style:family="paragraph" style:parent-style-name="normal" style:default-outline-level="1" style:list-style-name="">
      <style:paragraph-properties fo:margin-top="0in" fo:margin-bottom="0.139in" loext:contextual-spacing="false" fo:line-height="115%" fo:hyphenation-ladder-count="no-limit" style:vertical-align="top"/>
      <style:text-properties style:text-position="0% 100%" style:font-name="Calibri" fo:font-family="Calibri" style:font-family-generic="roman" style:font-pitch="variable" fo:font-size="10pt" fo:language="und" fo:country="none" style:text-blinking="false" style:font-name-asian="Calibri1" style:font-family-asian="Calibri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Assunto_20_do_20_comentário" style:display-name="Assunto do comentário" style:family="paragraph" style:parent-style-name="Texto_20_de_20_comentário" style:default-outline-level="1" style:list-style-name="">
      <style:paragraph-properties fo:margin-top="0in" fo:margin-bottom="0.139in" loext:contextual-spacing="false" fo:line-height="115%" fo:hyphenation-ladder-count="no-limit" style:vertical-align="top"/>
      <style:text-properties style:text-position="0% 100%" style:font-name="Calibri" fo:font-family="Calibri" style:font-family-generic="roman" style:font-pitch="variable" fo:font-size="10pt" fo:language="und" fo:country="none" fo:font-weight="bold" style:text-blinking="false" style:font-name-asian="Calibri1" style:font-family-asian="Calibri" style:font-family-generic-asian="system" style:font-pitch-asian="variable" style:font-size-asian="10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nte_20_parág._20_padrão" style:display-name="Fonte parág. padrão" style:family="text">
      <style:text-properties style:text-position="0% 100%" style:text-blinking="fals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Fonte_20_parág._20_padrão1" style:display-name="Fonte parág. padrão1" style:family="text">
      <style:text-properties style:text-position="0% 100%" style:text-blinking="false" style:text-emphasize="none" style:text-scale="100%"/>
    </style:style>
    <style:style style:name="Cabeçalho_20_Char" style:display-name="Cabeçalho Char" style:family="text">
      <style:text-properties fo:color="#000000" style:text-position="0% 100%" style:font-name="Times New Roman" fo:font-family="'Times New Roman'" style:font-family-generic="roman" style:font-pitch="variable" fo:font-size="12pt" style:text-blink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emphasize="none" style:text-scale="100%"/>
    </style:style>
    <style:style style:name="Rodapé_20_Char" style:display-name="Rodapé Char" style:family="text">
      <style:text-properties style:text-position="0% 100%" style:font-name="Calibri" fo:font-family="Calibri" style:font-family-generic="roman" style:font-pitch="variable" style:text-blinking="fals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Texto_20_de_20_balão_20_Char" style:display-name="Texto de balão Char" style:family="text">
      <style:text-properties style:text-position="0% 100%" style:font-name="Tahoma" fo:font-family="Tahoma" style:font-family-generic="roman" style:font-pitch="variable" fo:font-size="8pt" style:text-blinking="false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apple-style-span" style:family="text" style:parent-style-name="Fonte_20_parág._20_padrão1">
      <style:text-properties style:text-position="0% 100%" style:text-blinking="false" style:text-emphasize="none" style:text-scale="100%"/>
    </style:style>
    <style:style style:name="Internet_20_link" style:display-name="Internet link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Ref._20_de_20_comentário" style:display-name="Ref. de comentário" style:family="text">
      <style:text-properties style:text-position="0% 100%" fo:font-size="8pt" style:text-blinking="false" style:font-size-asian="8pt" style:font-size-complex="8pt" style:text-emphasize="none" style:text-scale="100%"/>
    </style:style>
    <style:style style:name="Texto_20_de_20_comentário_20_Char" style:display-name="Texto de comentário Char" style:family="text">
      <style:text-properties style:text-position="0% 100%" style:font-name="Calibri" fo:font-family="Calibri" style:font-family-generic="roman" style:font-pitch="variable" style:text-blinking="false" style:font-name-asian="Calibri1" style:font-family-asian="Calibri" style:font-family-generic-asian="system" style:font-pitch-asian="variable" style:language-asian="ar" style:country-asian="SA" style:font-name-complex="Calibri1" style:font-family-complex="Calibri" style:font-family-generic-complex="system" style:font-pitch-complex="variable" style:text-emphasize="none" style:text-scale="100%"/>
    </style:style>
    <style:style style:name="Assunto_20_do_20_comentário_20_Char" style:display-name="Assunto do comentário Char" style:family="text">
      <style:text-properties style:text-position="0% 100%" style:font-name="Calibri" fo:font-family="Calibri" style:font-family-generic="roman" style:font-pitch="variable" fo:font-weight="bold" style:text-blinking="false" style:font-name-asian="Calibri1" style:font-family-asian="Calibri" style:font-family-generic-asian="system" style:font-pitch-asian="variable" style:language-asian="ar" style:country-asian="SA" style:font-weight-asian="bold" style:font-name-complex="Calibri1" style:font-family-complex="Calibri" style:font-family-generic-complex="system" style:font-pitch-complex="variable" style:font-weight-complex="bold" style:text-emphasize="none" style:text-scale="100%"/>
    </style:style>
    <style:style style:name="ListLabel_20_1" style:display-name="ListLabel 1" style:family="text">
      <style:text-properties fo:color="#374151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0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74151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em_20_lista" style:display-name="Sem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94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-0.0772in"/>
          <style:tab-stop style:position="6.4957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4pt" fo:font-style="normal" style:text-underline-style="none" fo:font-weight="normal" style:font-name-asian="Times New Roman1" style:font-size-asian="4pt" style:font-style-asian="normal" style:font-weight-asian="normal" style:font-name-complex="Times New Roman1" style:font-size-complex="4pt"/>
    </style:style>
    <style:style style:name="MP2" style:family="paragraph" style:parent-style-name="Standard">
      <style:paragraph-properties fo:margin-left="0in" fo:margin-right="0in" fo:margin-top="0.1945in" fo:margin-bottom="0.194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-0.0772in"/>
          <style:tab-stop style:position="6.4957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4pt" fo:font-style="normal" style:text-underline-style="none" fo:font-weight="normal" style:font-name-asian="Times New Roman1" style:font-size-asian="4pt" style:font-style-asian="normal" style:font-weight-asian="normal" style:font-name-complex="Times New Roman1" style:font-size-complex="4pt"/>
    </style:style>
    <style:style style:name="MP3" style:family="paragraph" style:parent-style-name="Standard">
      <style:paragraph-properties fo:margin-left="0in" fo:margin-right="0in" fo:margin-top="0.1945in" fo:margin-bottom="0.194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-0.0772in"/>
          <style:tab-stop style:position="6.4957in" style:type="right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MP5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4pt" fo:font-style="normal" style:text-underline-style="none" fo:font-weight="normal" style:font-name-asian="Times New Roman1" style:font-size-asian="4pt" style:font-style-asian="normal" style:font-weight-asian="normal" style:font-name-complex="Times New Roman1" style:font-size-complex="4pt"/>
    </style:style>
    <style:page-layout style:name="Mpm1">
      <style:page-layout-properties fo:page-width="8.2681in" fo:page-height="11.6929in" style:num-format="1" style:print-orientation="portrait" fo:margin-top="0in" fo:margin-bottom="0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ext:h text:style-name="MP2" text:outline-level="1"/>
        <text:h text:style-name="MP3" text:outline-level="1"><text:span text:style-name="MT1"><text:s text:c="34"/></text:span></text:h>
      </style:header>
      <style:footer>
        <text:h text:style-name="MP4" text:outline-level="1"><text:page-number text:select-page="current">3</text:page-number></text:h>
        <text:h text:style-name="MP5" text:outline-level="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7T01:31:00</meta:creation-date>
    <meta:initial-creator>adriana.carvalho</meta:initial-creator>
    <meta:document-statistic meta:table-count="11" meta:image-count="0" meta:object-count="0" meta:page-count="3" meta:paragraph-count="127" meta:word-count="2990" meta:character-count="19972" meta:non-whitespace-character-count="17074"/>
    <meta:generator>LibreOfficeDev/6.0.5.2$Linux_X86_64 LibreOffice_project/</meta:generator>
  </office:meta>
</office:document-meta>
</file>